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ckingIter.StackingIter( Iterator parent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ingIter.getPos( Object next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ingIter.getLM( Object next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AdditionUtil.addAreas( BlockStackingLayoutManager bslm , PositionIterator parentIter , LayoutContext layoutContex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